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5.11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 style:data-style-name="N0"/>
    <style:style style:name="ce9" style:family="table-cell" style:parent-style-name="Default">
      <style:text-properties fo:font-size="16pt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"/>
          <table:table-cell table:style-name="ce3" office:value-type="string">
            <text:p>SweetBox BOM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Count</text:p>
          </table:table-cell>
          <table:table-cell table:style-name="ce2" office:value-type="string">
            <text:p>Id</text:p>
          </table:table-cell>
          <table:table-cell table:style-name="ce4" office:value-type="string">
            <text:p>Description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Price each</text:p>
          </table:table-cell>
          <table:table-cell table:style-name="ce2" office:value-type="string">
            <text:p>Row Total</text:p>
          </table:table-cell>
          <table:table-cell table:style-name="ce4"/>
          <table:table-cell table:style-name="ce4" office:value-type="string">
            <text:p>Grand Total</text:p>
          </table:table-cell>
          <table:table-cell table:style-name="ce4" table:number-columns-repeated="248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U$12</text:p>
          </table:table-cell>
          <table:table-cell office:value-type="string">
            <text:p>IR-RECEIVER</text:p>
          </table:table-cell>
          <table:table-cell office:value-type="string">
            <text:p>425-1148-ND</text:p>
          </table:table-cell>
          <table:table-cell table:style-name="ce8" office:value-type="float" office:value="1.13">
            <text:p>1,13</text:p>
          </table:table-cell>
          <table:table-cell table:formula="oooc:=[.E4]*[.A4]" office:value-type="float" office:value="1.13">
            <text:p>1,13</text:p>
          </table:table-cell>
          <table:table-cell/>
          <table:table-cell table:style-name="ce9" table:formula="oooc:=SUM([.F4:.F2000])" office:value-type="float" office:value="329.546">
            <text:p>329,55</text:p>
          </table:table-cell>
          <table:table-cell table:number-columns-repeated="24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$14</text:p>
          </table:table-cell>
          <table:table-cell office:value-type="string">
            <text:p>Movment Sensor </text:p>
          </table:table-cell>
          <table:table-cell office:value-type="string">
            <text:p>255-1803-ND</text:p>
          </table:table-cell>
          <table:table-cell office:value-type="float" office:value="36.63">
            <text:p>36,63</text:p>
          </table:table-cell>
          <table:table-cell table:formula="oooc:=[.E5]*[.A5]" office:value-type="float" office:value="36.63">
            <text:p>36,63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7</text:p>
          </table:table-cell>
          <table:table-cell office:value-type="string">
            <text:p>RJ45 + Magnetics</text:p>
          </table:table-cell>
          <table:table-cell office:value-type="string">
            <text:p>553-1349-ND</text:p>
          </table:table-cell>
          <table:table-cell office:value-type="float" office:value="6.72">
            <text:p>6,72</text:p>
          </table:table-cell>
          <table:table-cell table:formula="oooc:=[.E6]*[.A6]" office:value-type="float" office:value="6.72">
            <text:p>6,72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PIC32 processor</text:p>
          </table:table-cell>
          <table:table-cell office:value-type="string">
            <text:p>PIC32MX460F512L-80I/PT-ND</text:p>
          </table:table-cell>
          <table:table-cell office:value-type="float" office:value="12.7">
            <text:p>12,7</text:p>
          </table:table-cell>
          <table:table-cell table:formula="oooc:=[.E7]*[.A7]" office:value-type="float" office:value="12.7">
            <text:p>12,7</text:p>
          </table:table-cell>
          <table:table-cell table:number-columns-repeated="250"/>
        </table:table-row>
        <table:table-row table:style-name="ro3">
          <table:table-cell table:style-name="ce2" office:value-type="float" office:value="1">
            <text:p>1</text:p>
          </table:table-cell>
          <table:table-cell office:value-type="string">
            <text:p>U$6</text:p>
          </table:table-cell>
          <table:table-cell office:value-type="string">
            <text:p>Tempsensor</text:p>
          </table:table-cell>
          <table:table-cell office:value-type="string">
            <text:p>MCP9803-M/SN-ND</text:p>
          </table:table-cell>
          <table:table-cell office:value-type="float" office:value="1.58">
            <text:p>1,58</text:p>
          </table:table-cell>
          <table:table-cell table:formula="oooc:=[.E8]*[.A8]" office:value-type="float" office:value="1.58">
            <text:p>1,58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C7, IC8</text:p>
          </table:table-cell>
          <table:table-cell office:value-type="string">
            <text:p>EEPROM 25AA1025</text:p>
          </table:table-cell>
          <table:table-cell office:value-type="string">
            <text:p>24AA1025-I/SM-ND</text:p>
          </table:table-cell>
          <table:table-cell office:value-type="float" office:value="6.68">
            <text:p>6,68</text:p>
          </table:table-cell>
          <table:table-cell table:formula="oooc:=[.E9]*[.A9]" office:value-type="float" office:value="13.36">
            <text:p>13,3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office:value-type="string">
            <text:p>CAN interface MCP2515</text:p>
          </table:table-cell>
          <table:table-cell office:value-type="string">
            <text:p>MCP2515-I/SO-ND</text:p>
          </table:table-cell>
          <table:table-cell office:value-type="float" office:value="2.98">
            <text:p>2,98</text:p>
          </table:table-cell>
          <table:table-cell table:formula="oooc:=[.E10]*[.A10]" office:value-type="float" office:value="2.98">
            <text:p>2,98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CAN Tranceiver, MCP2551</text:p>
          </table:table-cell>
          <table:table-cell office:value-type="string">
            <text:p>MCP2551-I/SN-ND</text:p>
          </table:table-cell>
          <table:table-cell office:value-type="float" office:value="1.45">
            <text:p>1,45</text:p>
          </table:table-cell>
          <table:table-cell table:formula="oooc:=[.E11]*[.A11]" office:value-type="float" office:value="1.45">
            <text:p>1,4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1</text:p>
          </table:table-cell>
          <table:table-cell office:value-type="string">
            <text:p>CAN bus isolator</text:p>
          </table:table-cell>
          <table:table-cell office:value-type="string">
            <text:p>296-21955-1-ND</text:p>
          </table:table-cell>
          <table:table-cell office:value-type="float" office:value="2.38">
            <text:p>2,38</text:p>
          </table:table-cell>
          <table:table-cell table:formula="oooc:=[.E12]*[.A12]" office:value-type="float" office:value="2.38">
            <text:p>2,3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5</text:p>
          </table:table-cell>
          <table:table-cell office:value-type="string">
            <text:p>DCDC 12V-5V</text:p>
          </table:table-cell>
          <table:table-cell office:value-type="string">
            <text:p>102-1395-1-ND</text:p>
          </table:table-cell>
          <table:table-cell office:value-type="float" office:value="4.82">
            <text:p>4,82</text:p>
          </table:table-cell>
          <table:table-cell table:formula="oooc:=[.E13]*[.A13]" office:value-type="float" office:value="4.82">
            <text:p>4,82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6</text:p>
          </table:table-cell>
          <table:table-cell office:value-type="string">
            <text:p>Ethernet Controller ENC28J60</text:p>
          </table:table-cell>
          <table:table-cell office:value-type="string">
            <text:p>ENC28J60/SO-ND</text:p>
          </table:table-cell>
          <table:table-cell office:value-type="float" office:value="3.3">
            <text:p>3,3</text:p>
          </table:table-cell>
          <table:table-cell table:formula="oooc:=[.E14]*[.A14]" office:value-type="float" office:value="3.3">
            <text:p>3,3</text:p>
          </table:table-cell>
          <table:table-cell table:number-columns-repeated="250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U$2, U$4, U$5, U$19, U$20, U$21</text:p>
          </table:table-cell>
          <table:table-cell office:value-type="string">
            <text:p>RGB LED Ctrl</text:p>
          </table:table-cell>
          <table:table-cell office:value-type="string">
            <text:p>568-4067-1-ND</text:p>
          </table:table-cell>
          <table:table-cell office:value-type="float" office:value="2.37">
            <text:p>2,37</text:p>
          </table:table-cell>
          <table:table-cell table:formula="oooc:=[.E15]*[.A15]" office:value-type="float" office:value="14.22">
            <text:p>14,22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3</text:p>
          </table:table-cell>
          <table:table-cell office:value-type="string">
            <text:p>RF Card MRF24J40MA</text:p>
          </table:table-cell>
          <table:table-cell office:value-type="string">
            <text:p>MRF24J40MA-I/RM-ND</text:p>
          </table:table-cell>
          <table:table-cell office:value-type="float" office:value="9.95">
            <text:p>9,95</text:p>
          </table:table-cell>
          <table:table-cell table:formula="oooc:=[.E16]*[.A16]" office:value-type="float" office:value="9.95">
            <text:p>9,95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C9</text:p>
          </table:table-cell>
          <table:table-cell office:value-type="string">
            <text:p>RS-232 Tranceiver</text:p>
          </table:table-cell>
          <table:table-cell office:value-type="string">
            <text:p>296-13095-1-ND</text:p>
          </table:table-cell>
          <table:table-cell office:value-type="float" office:value="1.5">
            <text:p>1,5</text:p>
          </table:table-cell>
          <table:table-cell table:formula="oooc:=[.E17]*[.A17]" office:value-type="float" office:value="1.5">
            <text:p>1,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L1</text:p>
          </table:table-cell>
          <table:table-cell office:value-type="string">
            <text:p>Volume Control</text:p>
          </table:table-cell>
          <table:table-cell office:value-type="string">
            <text:p>MCP42010-I/SL-ND</text:p>
          </table:table-cell>
          <table:table-cell office:value-type="float" office:value="2.65">
            <text:p>2,65</text:p>
          </table:table-cell>
          <table:table-cell table:formula="oooc:=[.E18]*[.A18]" office:value-type="float" office:value="2.65">
            <text:p>2,6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G1</text:p>
          </table:table-cell>
          <table:table-cell office:value-type="string">
            <text:p>Siren</text:p>
          </table:table-cell>
          <table:table-cell office:value-type="string">
            <text:p>458-1092-ND</text:p>
          </table:table-cell>
          <table:table-cell office:value-type="float" office:value="14.34">
            <text:p>14,34</text:p>
          </table:table-cell>
          <table:table-cell table:formula="oooc:=[.E19]*[.A19]" office:value-type="float" office:value="14.34">
            <text:p>14,34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8</text:p>
          </table:table-cell>
          <table:table-cell office:value-type="string">
            <text:p>Pressure sensor</text:p>
          </table:table-cell>
          <table:table-cell office:value-type="string">
            <text:p>MPXA4115AP-ND</text:p>
          </table:table-cell>
          <table:table-cell office:value-type="float" office:value="19.15">
            <text:p>19,15</text:p>
          </table:table-cell>
          <table:table-cell table:formula="oooc:=[.E20]*[.A20]" office:value-type="float" office:value="19.15">
            <text:p>19,1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PIN Photo Diode</text:p>
          </table:table-cell>
          <table:table-cell office:value-type="string">
            <text:p>PNZ334-ND</text:p>
          </table:table-cell>
          <table:table-cell office:value-type="float" office:value="1.46">
            <text:p>1,46</text:p>
          </table:table-cell>
          <table:table-cell table:formula="oooc:=[.E21]*[.A21]" office:value-type="float" office:value="1.46">
            <text:p>1,4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7</text:p>
          </table:table-cell>
          <table:table-cell office:value-type="string">
            <text:p>Instrument amplifier</text:p>
          </table:table-cell>
          <table:table-cell office:value-type="string">
            <text:p>INA126U-ND</text:p>
          </table:table-cell>
          <table:table-cell office:value-type="float" office:value="2.99">
            <text:p>2,99</text:p>
          </table:table-cell>
          <table:table-cell table:formula="oooc:=[.E22]*[.A22]" office:value-type="float" office:value="2.99">
            <text:p>2,99</text:p>
          </table:table-cell>
          <table:table-cell table:number-columns-repeated="25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LED4-19</text:p>
          </table:table-cell>
          <table:table-cell office:value-type="string">
            <text:p>RGB LED</text:p>
          </table:table-cell>
          <table:table-cell office:value-type="string">
            <text:p>475-1236-1-ND</text:p>
          </table:table-cell>
          <table:table-cell table:style-name="ce8" office:value-type="float" office:value="1.29">
            <text:p>1,29</text:p>
          </table:table-cell>
          <table:table-cell table:formula="oooc:=[.E23]*[.A23]" office:value-type="float" office:value="41.28">
            <text:p>41,28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OK1</text:p>
          </table:table-cell>
          <table:table-cell office:value-type="string">
            <text:p>Optocoupler</text:p>
          </table:table-cell>
          <table:table-cell office:value-type="string">
            <text:p>CNY17F2MFS-ND</text:p>
          </table:table-cell>
          <table:table-cell office:value-type="float" office:value="0.55">
            <text:p>0,55</text:p>
          </table:table-cell>
          <table:table-cell table:formula="oooc:=[.E24]*[.A24]" office:value-type="float" office:value="0.55">
            <text:p>0,5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Regulator 3.3V, 3A</text:p>
          </table:table-cell>
          <table:table-cell office:value-type="string">
            <text:p>LM2676S-3.3-ND</text:p>
          </table:table-cell>
          <table:table-cell office:value-type="float" office:value="4.48">
            <text:p>4,48</text:p>
          </table:table-cell>
          <table:table-cell table:formula="oooc:=[.E25]*[.A25]" office:value-type="float" office:value="4.48">
            <text:p>4,4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office:value-type="string">
            <text:p>Regulator 5V, 0.5A</text:p>
          </table:table-cell>
          <table:table-cell office:value-type="string">
            <text:p>LM2671N-5.0-ND</text:p>
          </table:table-cell>
          <table:table-cell office:value-type="float" office:value="3.28">
            <text:p>3,28</text:p>
          </table:table-cell>
          <table:table-cell table:formula="oooc:=[.E26]*[.A26]" office:value-type="float" office:value="3.28">
            <text:p>3,2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Inductor 33uH, 3A</text:p>
          </table:table-cell>
          <table:table-cell office:value-type="string">
            <text:p>308-1467-1-ND</text:p>
          </table:table-cell>
          <table:table-cell office:value-type="float" office:value="2.91">
            <text:p>2,91</text:p>
          </table:table-cell>
          <table:table-cell table:formula="oooc:=[.E27]*[.A27]" office:value-type="float" office:value="2.91">
            <text:p>2,91</text:p>
          </table:table-cell>
          <table:table-cell table:number-columns-repeated="25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3, D6</text:p>
          </table:table-cell>
          <table:table-cell office:value-type="string">
            <text:p>Scotty Diod SR305</text:p>
          </table:table-cell>
          <table:table-cell office:value-type="string">
            <text:p>SR305DICT-ND</text:p>
          </table:table-cell>
          <table:table-cell office:value-type="float" office:value="0.72">
            <text:p>0,72</text:p>
          </table:table-cell>
          <table:table-cell table:formula="oooc:=[.E28]*[.A28]" office:value-type="float" office:value="1.44">
            <text:p>1,44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3</text:p>
          </table:table-cell>
          <table:table-cell office:value-type="string">
            <text:p>Inductor, 100uH, 0.5A</text:p>
          </table:table-cell>
          <table:table-cell table:style-name="ce6" office:value-type="string">
            <text:p>445-2015-1-ND</text:p>
          </table:table-cell>
          <table:table-cell table:style-name="ce8" office:value-type="float" office:value="1.31">
            <text:p>1,31</text:p>
          </table:table-cell>
          <table:table-cell table:formula="oooc:=[.E29]*[.A29]" office:value-type="float" office:value="1.31">
            <text:p>1,3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Diode 5A</text:p>
          </table:table-cell>
          <table:table-cell table:style-name="ce6" office:value-type="string">
            <text:p>CSD02060G-ND</text:p>
          </table:table-cell>
          <table:table-cell office:value-type="float" office:value="1.87">
            <text:p>1,87</text:p>
          </table:table-cell>
          <table:table-cell table:formula="oooc:=[.E30]*[.A30]" office:value-type="float" office:value="1.87">
            <text:p>1,87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CRYSTAL 32.768KHZ CYL</text:p>
          </table:table-cell>
          <table:table-cell table:style-name="ce6" office:value-type="string">
            <text:p>X801-ND</text:p>
          </table:table-cell>
          <table:table-cell office:value-type="float" office:value="0.3">
            <text:p>0,3</text:p>
          </table:table-cell>
          <table:table-cell table:formula="oooc:=[.E31]*[.A31]" office:value-type="float" office:value="0.3">
            <text:p>0,3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Crystal 8MHz</text:p>
          </table:table-cell>
          <table:table-cell table:style-name="ce6" office:value-type="string">
            <text:p>535-9721-1-ND</text:p>
          </table:table-cell>
          <table:table-cell office:value-type="float" office:value="1.38">
            <text:p>1,38</text:p>
          </table:table-cell>
          <table:table-cell table:formula="oooc:=[.E32]*[.A32]" office:value-type="float" office:value="1.38">
            <text:p>1,38</text:p>
          </table:table-cell>
          <table:table-cell table:number-columns-repeated="25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U$5, U$18, U$11</text:p>
          </table:table-cell>
          <table:table-cell office:value-type="string">
            <text:p>MCP6001 Opamp</text:p>
          </table:table-cell>
          <table:table-cell table:style-name="ce6" office:value-type="string">
            <text:p>MCP6001RT-I/OTCT-ND</text:p>
          </table:table-cell>
          <table:table-cell office:value-type="float" office:value="0.42">
            <text:p>0,42</text:p>
          </table:table-cell>
          <table:table-cell table:formula="oooc:=[.E33]*[.A33]" office:value-type="float" office:value="1.26">
            <text:p>1,26</text:p>
          </table:table-cell>
          <table:table-cell table:number-columns-repeated="25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O1G, SO2G, SO3G</text:p>
          </table:table-cell>
          <table:table-cell office:value-type="string">
            <text:p>MCP6002 Opamp</text:p>
          </table:table-cell>
          <table:table-cell table:style-name="ce6" office:value-type="string">
            <text:p>MCP6002-I/SN-ND</text:p>
          </table:table-cell>
          <table:table-cell office:value-type="float" office:value="0.53">
            <text:p>0,53</text:p>
          </table:table-cell>
          <table:table-cell table:formula="oooc:=[.E34]*[.A34]" office:value-type="float" office:value="1.59">
            <text:p>1,59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17</text:p>
          </table:table-cell>
          <table:table-cell office:value-type="string">
            <text:p>RF 433MHz transmitter</text:p>
          </table:table-cell>
          <table:table-cell table:style-name="ce6" office:value-type="string">
            <text:p>TXM-433-LC-ND</text:p>
          </table:table-cell>
          <table:table-cell office:value-type="float" office:value="6.9">
            <text:p>6,9</text:p>
          </table:table-cell>
          <table:table-cell table:formula="oooc:=[.E35]*[.A35]" office:value-type="float" office:value="6.9">
            <text:p>6,9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22</text:p>
          </table:table-cell>
          <table:table-cell office:value-type="string">
            <text:p>RF 433MHz Receiver</text:p>
          </table:table-cell>
          <table:table-cell table:style-name="ce6" office:value-type="string">
            <text:p>RXM-433-LR_-ND</text:p>
          </table:table-cell>
          <table:table-cell office:value-type="float" office:value="13.56">
            <text:p>13,56</text:p>
          </table:table-cell>
          <table:table-cell table:formula="oooc:=[.E36]*[.A36]" office:value-type="float" office:value="13.56">
            <text:p>13,5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D1</text:p>
          </table:table-cell>
          <table:table-cell office:value-type="string">
            <text:p>Red LED, 0805</text:p>
          </table:table-cell>
          <table:table-cell table:style-name="ce7" office:value-type="string">
            <text:p><text:s/>L62401CT-ND</text:p>
          </table:table-cell>
          <table:table-cell table:style-name="ce6" office:value-type="float" office:value="0.28">
            <text:p>0,28</text:p>
          </table:table-cell>
          <table:table-cell table:formula="oooc:=[.E37]*[.A37]" office:value-type="float" office:value="0.28">
            <text:p>0,2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D2</text:p>
          </table:table-cell>
          <table:table-cell office:value-type="string">
            <text:p>Yellow LED, 0805</text:p>
          </table:table-cell>
          <table:table-cell table:style-name="ce6" office:value-type="string">
            <text:p>L62407CT-ND</text:p>
          </table:table-cell>
          <table:table-cell office:value-type="float" office:value="0.28">
            <text:p>0,28</text:p>
          </table:table-cell>
          <table:table-cell table:formula="oooc:=[.E38]*[.A38]" office:value-type="float" office:value="0.28">
            <text:p>0,2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D3</text:p>
          </table:table-cell>
          <table:table-cell office:value-type="string">
            <text:p>Green LED, 0805</text:p>
          </table:table-cell>
          <table:table-cell table:style-name="ce6" office:value-type="string">
            <text:p>L62405CT-ND</text:p>
          </table:table-cell>
          <table:table-cell office:value-type="float" office:value="0.28">
            <text:p>0,28</text:p>
          </table:table-cell>
          <table:table-cell table:formula="oooc:=[.E39]*[.A39]" office:value-type="float" office:value="0.28">
            <text:p>0,28</text:p>
          </table:table-cell>
          <table:table-cell table:number-columns-repeated="25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1,s2,s3</text:p>
          </table:table-cell>
          <table:table-cell office:value-type="string">
            <text:p>Switch</text:p>
          </table:table-cell>
          <table:table-cell office:value-type="string">
            <text:p>P12969SCT-ND</text:p>
          </table:table-cell>
          <table:table-cell office:value-type="float" office:value="1.52">
            <text:p>1,52</text:p>
          </table:table-cell>
          <table:table-cell table:formula="oooc:=[.E40]*[.A40]" office:value-type="float" office:value="4.56">
            <text:p>4,5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P4</text:p>
          </table:table-cell>
          <table:table-cell office:value-type="string">
            <text:p>Programming connector</text:p>
          </table:table-cell>
          <table:table-cell office:value-type="string">
            <text:p>SAM1174-06-ND</text:p>
          </table:table-cell>
          <table:table-cell table:style-name="ce8" office:value-type="float" office:value="2.26">
            <text:p>2,26</text:p>
          </table:table-cell>
          <table:table-cell table:formula="oooc:=[.E41]*[.A41]" office:value-type="float" office:value="2.26">
            <text:p>2,2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V1</text:p>
          </table:table-cell>
          <table:table-cell office:value-type="string">
            <text:p>CAN terminator selector</text:p>
          </table:table-cell>
          <table:table-cell office:value-type="string">
            <text:p>SAM1178-04-ND</text:p>
          </table:table-cell>
          <table:table-cell office:value-type="float" office:value="1.52">
            <text:p>1,52</text:p>
          </table:table-cell>
          <table:table-cell table:formula="oooc:=[.E42]*[.A42]" office:value-type="float" office:value="1.52">
            <text:p>1,52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AN RJ45</text:p>
          </table:table-cell>
          <table:table-cell table:style-name="ce6" office:value-type="string">
            <text:p>RJSSE-5080-ND</text:p>
          </table:table-cell>
          <table:table-cell office:value-type="float" office:value="1.87">
            <text:p>1,87</text:p>
          </table:table-cell>
          <table:table-cell table:formula="oooc:=[.E43]*[.A43]" office:value-type="float" office:value="1.87">
            <text:p>1,87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2</text:p>
          </table:table-cell>
          <table:table-cell office:value-type="string">
            <text:p>Induktor 4.7uH</text:p>
          </table:table-cell>
          <table:table-cell table:style-name="ce6" office:value-type="string">
            <text:p>587-2034-1-ND</text:p>
          </table:table-cell>
          <table:table-cell office:value-type="float" office:value="1.55">
            <text:p>1,55</text:p>
          </table:table-cell>
          <table:table-cell table:formula="oooc:=[.E44]*[.A44]" office:value-type="float" office:value="1.55">
            <text:p>1,5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5</text:p>
          </table:table-cell>
          <table:table-cell office:value-type="string">
            <text:p>RB9, Female</text:p>
          </table:table-cell>
          <table:table-cell table:style-name="ce7" office:value-type="string">
            <text:p>182-909FE-ND</text:p>
          </table:table-cell>
          <table:table-cell table:style-name="ce6" office:value-type="float" office:value="2.01">
            <text:p>2,01</text:p>
          </table:table-cell>
          <table:table-cell table:formula="oooc:=[.E45]*[.A45]" office:value-type="float" office:value="2.01">
            <text:p>2,0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Power Jack</text:p>
          </table:table-cell>
          <table:table-cell office:value-type="string">
            <text:p>CP-202A-ND</text:p>
          </table:table-cell>
          <table:table-cell office:value-type="float" office:value="0.38">
            <text:p>0,38</text:p>
          </table:table-cell>
          <table:table-cell table:formula="oooc:=[.E46]*[.A46]" office:value-type="float" office:value="0.38">
            <text:p>0,3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Audio connector</text:p>
          </table:table-cell>
          <table:table-cell table:style-name="ce6" office:value-type="string">
            <text:p>CP-3504-ND</text:p>
          </table:table-cell>
          <table:table-cell office:value-type="float" office:value="2.06">
            <text:p>2,06</text:p>
          </table:table-cell>
          <table:table-cell table:formula="oooc:=[.E47]*[.A47]" office:value-type="float" office:value="2.06">
            <text:p>2,0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--</text:p>
          </table:table-cell>
          <table:table-cell office:value-type="string">
            <text:p>Microphone</text:p>
          </table:table-cell>
          <table:table-cell table:style-name="ce6" office:value-type="string">
            <text:p>102-1721-ND</text:p>
          </table:table-cell>
          <table:table-cell office:value-type="float" office:value="0.66">
            <text:p>0,66</text:p>
          </table:table-cell>
          <table:table-cell table:formula="oooc:=[.E48]*[.A48]" office:value-type="float" office:value="0.66">
            <text:p>0,6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S1D</text:p>
          </table:table-cell>
          <table:table-cell table:style-name="ce6" office:value-type="string">
            <text:p>S1DB-FDICT-ND</text:p>
          </table:table-cell>
          <table:table-cell office:value-type="float" office:value="0.52">
            <text:p>0,52</text:p>
          </table:table-cell>
          <table:table-cell table:formula="oooc:=[.E49]*[.A49]" office:value-type="float" office:value="0.52">
            <text:p>0,52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$10, U$13</text:p>
          </table:table-cell>
          <table:table-cell office:value-type="string">
            <text:p>IRFL110</text:p>
          </table:table-cell>
          <table:table-cell table:style-name="ce6" office:value-type="string">
            <text:p>IRFL110PBFCT-ND</text:p>
          </table:table-cell>
          <table:table-cell office:value-type="float" office:value="1.92">
            <text:p>1,92</text:p>
          </table:table-cell>
          <table:table-cell table:formula="oooc:=[.E50]*[.A50]" office:value-type="float" office:value="3.84">
            <text:p>3,84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03</text:p>
          </table:table-cell>
          <table:table-cell office:value-type="string">
            <text:p>2K Multiturn Pot</text:p>
          </table:table-cell>
          <table:table-cell table:style-name="ce6" office:value-type="string">
            <text:p>490-2683-1-ND</text:p>
          </table:table-cell>
          <table:table-cell office:value-type="float" office:value="2.45">
            <text:p>2,45</text:p>
          </table:table-cell>
          <table:table-cell table:formula="oooc:=[.E51]*[.A51]" office:value-type="float" office:value="2.45">
            <text:p>2,4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C10</text:p>
          </table:table-cell>
          <table:table-cell table:style-name="ce5" office:value-type="float" office:value="555">
            <text:p>555</text:p>
          </table:table-cell>
          <table:table-cell office:value-type="string">
            <text:p>LM555CMFS-ND</text:p>
          </table:table-cell>
          <table:table-cell office:value-type="float" office:value="0.44">
            <text:p>0,44</text:p>
          </table:table-cell>
          <table:table-cell table:formula="oooc:=[.E52]*[.A52]" office:value-type="float" office:value="0.44">
            <text:p>0,44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D23, LED24</text:p>
          </table:table-cell>
          <table:table-cell office:value-type="string">
            <text:p>IR-LED's</text:p>
          </table:table-cell>
          <table:table-cell table:style-name="ce6" office:value-type="string">
            <text:p>67-1000-ND</text:p>
          </table:table-cell>
          <table:table-cell office:value-type="float" office:value="0.25">
            <text:p>0,25</text:p>
          </table:table-cell>
          <table:table-cell table:formula="oooc:=[.E53]*[.A53]" office:value-type="float" office:value="0.5">
            <text:p>0,5</text:p>
          </table:table-cell>
          <table:table-cell table:number-columns-repeated="250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C1-C5,C10-C12,C22,C23,C25-C29,C33-C41,C47,C50,C53,C57-C60,C65,C66,C70-C72,C74,C75,C84</text:p>
          </table:table-cell>
          <table:table-cell office:value-type="string">
            <text:p>0.1uF cheramic capacitor, 0805</text:p>
          </table:table-cell>
          <table:table-cell table:style-name="ce6" office:value-type="string">
            <text:p>399-1169-1-ND</text:p>
          </table:table-cell>
          <table:table-cell office:value-type="float" office:value="0.046">
            <text:p>0,05</text:p>
          </table:table-cell>
          <table:table-cell table:formula="oooc:=[.E54]*[.A54]" office:value-type="float" office:value="1.794">
            <text:p>1,79</text:p>
          </table:table-cell>
          <table:table-cell table:style-name="ce4" table:formula="oooc:=SUM([.F54:.F75])" office:value-type="float" office:value="26.534">
            <text:p>26,53</text:p>
          </table:table-cell>
          <table:table-cell table:number-columns-repeated="24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6,C7</text:p>
          </table:table-cell>
          <table:table-cell office:value-type="string">
            <text:p>22pF cheramic capacitor 0805</text:p>
          </table:table-cell>
          <table:table-cell table:style-name="ce6" office:value-type="string">
            <text:p>PCC220CNCT-ND</text:p>
          </table:table-cell>
          <table:table-cell office:value-type="float" office:value="0.36">
            <text:p>0,36</text:p>
          </table:table-cell>
          <table:table-cell table:formula="oooc:=[.E55]*[.A55]" office:value-type="float" office:value="0.72">
            <text:p>0,72</text:p>
          </table:table-cell>
          <table:table-cell table:number-columns-repeated="25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8,C9</text:p>
          </table:table-cell>
          <table:table-cell office:value-type="string">
            <text:p>12pF cheramic capacitor 0805</text:p>
          </table:table-cell>
          <table:table-cell table:style-name="ce6" office:value-type="string">
            <text:p>PCC120CNCT-ND</text:p>
          </table:table-cell>
          <table:table-cell office:value-type="float" office:value="0.48">
            <text:p>0,48</text:p>
          </table:table-cell>
          <table:table-cell table:formula="oooc:=[.E56]*[.A56]" office:value-type="float" office:value="0.96">
            <text:p>0,9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10uF electrolytic capacitor</text:p>
          </table:table-cell>
          <table:table-cell table:style-name="ce6" office:value-type="string">
            <text:p>PCE3166CT-ND</text:p>
          </table:table-cell>
          <table:table-cell office:value-type="float" office:value="1.65">
            <text:p>1,65</text:p>
          </table:table-cell>
          <table:table-cell table:formula="oooc:=[.E57]*[.A57]" office:value-type="float" office:value="1.65">
            <text:p>1,65</text:p>
          </table:table-cell>
          <table:table-cell table:number-columns-repeated="25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14,C42,C43,C49,C87</text:p>
          </table:table-cell>
          <table:table-cell office:value-type="string">
            <text:p>1uF cheramic capacitor 0805</text:p>
          </table:table-cell>
          <table:table-cell table:style-name="ce6" office:value-type="string">
            <text:p>PCC1807CT-ND</text:p>
          </table:table-cell>
          <table:table-cell office:value-type="float" office:value="0.19">
            <text:p>0,19</text:p>
          </table:table-cell>
          <table:table-cell table:formula="oooc:=[.E58]*[.A58]" office:value-type="float" office:value="0.76">
            <text:p>0,76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5</text:p>
          </table:table-cell>
          <table:table-cell office:value-type="string">
            <text:p>180uF, Electrolytic capacitor</text:p>
          </table:table-cell>
          <table:table-cell table:style-name="ce6" office:value-type="string">
            <text:p>565-3078-1-ND</text:p>
          </table:table-cell>
          <table:table-cell office:value-type="float" office:value="1.74">
            <text:p>1,74</text:p>
          </table:table-cell>
          <table:table-cell table:formula="oooc:=[.E59]*[.A59]" office:value-type="float" office:value="1.74">
            <text:p>1,74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16</text:p>
          </table:table-cell>
          <table:table-cell office:value-type="string">
            <text:p>0.47uF cheramci capacitor 0805</text:p>
          </table:table-cell>
          <table:table-cell table:style-name="ce6" office:value-type="string">
            <text:p>PCC1818CT-ND</text:p>
          </table:table-cell>
          <table:table-cell office:value-type="float" office:value="0.2">
            <text:p>0,2</text:p>
          </table:table-cell>
          <table:table-cell table:formula="oooc:=[.E60]*[.A60]" office:value-type="float" office:value="0.2">
            <text:p>0,2</text:p>
          </table:table-cell>
          <table:table-cell table:number-columns-repeated="25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7,C18</text:p>
          </table:table-cell>
          <table:table-cell office:value-type="string">
            <text:p>15uF, Electorlytic capacitor</text:p>
          </table:table-cell>
          <table:table-cell table:style-name="ce6" office:value-type="string">
            <text:p>PCE3167CT-ND</text:p>
          </table:table-cell>
          <table:table-cell office:value-type="float" office:value="1.65">
            <text:p>1,65</text:p>
          </table:table-cell>
          <table:table-cell table:formula="oooc:=[.E61]*[.A61]" office:value-type="float" office:value="3.3">
            <text:p>3,3</text:p>
          </table:table-cell>
          <table:table-cell table:number-columns-repeated="25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9,C20</text:p>
          </table:table-cell>
          <table:table-cell office:value-type="string">
            <text:p>15pF, cheramic capacitor 0805</text:p>
          </table:table-cell>
          <table:table-cell table:style-name="ce6" office:value-type="string">
            <text:p>PCC150CNCT-ND</text:p>
          </table:table-cell>
          <table:table-cell office:value-type="float" office:value="0.48">
            <text:p>0,48</text:p>
          </table:table-cell>
          <table:table-cell table:formula="oooc:=[.E62]*[.A62]" office:value-type="float" office:value="0.96">
            <text:p>0,96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0.01uF cheramic capacitor, 0805</text:p>
          </table:table-cell>
          <table:table-cell table:style-name="ce6" office:value-type="string">
            <text:p>PCC103BNCT-ND</text:p>
          </table:table-cell>
          <table:table-cell office:value-type="float" office:value="0.25">
            <text:p>0,25</text:p>
          </table:table-cell>
          <table:table-cell table:formula="oooc:=[.E63]*[.A63]" office:value-type="float" office:value="0.25">
            <text:p>0,25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24, C68</text:p>
          </table:table-cell>
          <table:table-cell office:value-type="string">
            <text:p>100uF/50V electrolytic capacitor</text:p>
          </table:table-cell>
          <table:table-cell table:style-name="ce6" office:value-type="string">
            <text:p>PCE3232CT-ND</text:p>
          </table:table-cell>
          <table:table-cell office:value-type="float" office:value="0.61">
            <text:p>0,61</text:p>
          </table:table-cell>
          <table:table-cell table:formula="oooc:=[.E64]*[.A64]" office:value-type="float" office:value="1.22">
            <text:p>1,22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30,C61,C82,C85,C86</text:p>
          </table:table-cell>
          <table:table-cell office:value-type="string">
            <text:p>10uF electrolytic capacitor</text:p>
          </table:table-cell>
          <table:table-cell table:style-name="ce6" office:value-type="string">
            <text:p>PCE3022CT-ND</text:p>
          </table:table-cell>
          <table:table-cell office:value-type="float" office:value="0.25">
            <text:p>0,25</text:p>
          </table:table-cell>
          <table:table-cell table:formula="oooc:=[.E65]*[.A65]" office:value-type="float" office:value="1.25">
            <text:p>1,25</text:p>
          </table:table-cell>
          <table:table-cell table:number-columns-repeated="25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31,C32</text:p>
          </table:table-cell>
          <table:table-cell office:value-type="string">
            <text:p>0.27pF cheramic capacitor</text:p>
          </table:table-cell>
          <table:table-cell table:style-name="ce6" office:value-type="string">
            <text:p>PCC270CGCT-ND</text:p>
          </table:table-cell>
          <table:table-cell office:value-type="float" office:value="0.24">
            <text:p>0,24</text:p>
          </table:table-cell>
          <table:table-cell table:formula="oooc:=[.E66]*[.A66]" office:value-type="float" office:value="0.48">
            <text:p>0,48</text:p>
          </table:table-cell>
          <table:table-cell table:number-columns-repeated="25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44,C54</text:p>
          </table:table-cell>
          <table:table-cell office:value-type="string">
            <text:p>2.2nF cheramci capactor</text:p>
          </table:table-cell>
          <table:table-cell table:style-name="ce6" office:value-type="string">
            <text:p>PCC222BNCT-ND</text:p>
          </table:table-cell>
          <table:table-cell office:value-type="float" office:value="0.26">
            <text:p>0,26</text:p>
          </table:table-cell>
          <table:table-cell table:formula="oooc:=[.E67]*[.A67]" office:value-type="float" office:value="0.52">
            <text:p>0,52</text:p>
          </table:table-cell>
          <table:table-cell table:number-columns-repeated="250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45,C46,C51,C52,C69</text:p>
          </table:table-cell>
          <table:table-cell office:value-type="string">
            <text:p>1nF cheramic capacitor</text:p>
          </table:table-cell>
          <table:table-cell table:style-name="ce6" office:value-type="string">
            <text:p>PCC102CGCT-ND</text:p>
          </table:table-cell>
          <table:table-cell office:value-type="float" office:value="0.25">
            <text:p>0,25</text:p>
          </table:table-cell>
          <table:table-cell table:formula="oooc:=[.E68]*[.A68]" office:value-type="float" office:value="1.25">
            <text:p>1,25</text:p>
          </table:table-cell>
          <table:table-cell table:number-columns-repeated="25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48,C56,C76,C77</text:p>
          </table:table-cell>
          <table:table-cell office:value-type="string">
            <text:p>22nF cheramic capacitor 0805</text:p>
          </table:table-cell>
          <table:table-cell table:style-name="ce6" office:value-type="string">
            <text:p>PCC1860CT-ND</text:p>
          </table:table-cell>
          <table:table-cell office:value-type="float" office:value="0.21">
            <text:p>0,21</text:p>
          </table:table-cell>
          <table:table-cell table:formula="oooc:=[.E69]*[.A69]" office:value-type="float" office:value="0.84">
            <text:p>0,84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55</text:p>
          </table:table-cell>
          <table:table-cell office:value-type="string">
            <text:p>0.22uF cheramic capacitor 0805</text:p>
          </table:table-cell>
          <table:table-cell table:style-name="ce6" office:value-type="string">
            <text:p>PCC1845CT-ND</text:p>
          </table:table-cell>
          <table:table-cell office:value-type="float" office:value="0.31">
            <text:p>0,31</text:p>
          </table:table-cell>
          <table:table-cell table:formula="oooc:=[.E70]*[.A70]" office:value-type="float" office:value="0.31">
            <text:p>0,3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62</text:p>
          </table:table-cell>
          <table:table-cell office:value-type="string">
            <text:p>Humidity sensor, HCH-1000-002</text:p>
          </table:table-cell>
          <table:table-cell table:style-name="ce6" office:value-type="string">
            <text:p>480-2904-ND</text:p>
          </table:table-cell>
          <table:table-cell office:value-type="float" office:value="4.84">
            <text:p>4,84</text:p>
          </table:table-cell>
          <table:table-cell table:formula="oooc:=[.E71]*[.A71]" office:value-type="float" office:value="4.84">
            <text:p>4,84</text:p>
          </table:table-cell>
          <table:table-cell table:number-columns-repeated="25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63,C78,C79</text:p>
          </table:table-cell>
          <table:table-cell office:value-type="string">
            <text:p>18pF cheramci capacitor, 0805</text:p>
          </table:table-cell>
          <table:table-cell table:style-name="ce6" office:value-type="string">
            <text:p>PCC180CNCT-ND</text:p>
          </table:table-cell>
          <table:table-cell office:value-type="float" office:value="0.48">
            <text:p>0,48</text:p>
          </table:table-cell>
          <table:table-cell table:formula="oooc:=[.E72]*[.A72]" office:value-type="float" office:value="1.44">
            <text:p>1,44</text:p>
          </table:table-cell>
          <table:table-cell table:number-columns-repeated="25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64</text:p>
          </table:table-cell>
          <table:table-cell office:value-type="string">
            <text:p>33nF cheramic capacitor, 0805</text:p>
          </table:table-cell>
          <table:table-cell table:style-name="ce6" office:value-type="string">
            <text:p>PCC1834CT-ND</text:p>
          </table:table-cell>
          <table:table-cell office:value-type="float" office:value="0.31">
            <text:p>0,31</text:p>
          </table:table-cell>
          <table:table-cell table:formula="oooc:=[.E73]*[.A73]" office:value-type="float" office:value="0.31">
            <text:p>0,3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73</text:p>
          </table:table-cell>
          <table:table-cell office:value-type="string">
            <text:p>33uF electrolytic capacitor</text:p>
          </table:table-cell>
          <table:table-cell table:style-name="ce6" office:value-type="string">
            <text:p>PCE3003CT-ND</text:p>
          </table:table-cell>
          <table:table-cell office:value-type="float" office:value="0.21">
            <text:p>0,21</text:p>
          </table:table-cell>
          <table:table-cell table:formula="oooc:=[.E74]*[.A74]" office:value-type="float" office:value="0.21">
            <text:p>0,21</text:p>
          </table:table-cell>
          <table:table-cell table:number-columns-repeated="25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80,C81,C83</text:p>
          </table:table-cell>
          <table:table-cell office:value-type="string">
            <text:p>220uF electrolytic capacitor</text:p>
          </table:table-cell>
          <table:table-cell table:style-name="ce6" office:value-type="string">
            <text:p>PCE2040CT-ND</text:p>
          </table:table-cell>
          <table:table-cell office:value-type="float" office:value="0.51">
            <text:p>0,51</text:p>
          </table:table-cell>
          <table:table-cell table:formula="oooc:=[.E75]*[.A75]" office:value-type="float" office:value="1.53">
            <text:p>1,53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NUP2105L,SOT23</text:p>
          </table:table-cell>
          <table:table-cell table:style-name="ce6" office:value-type="string">
            <text:p>NUP2105LT1GOSCT-ND</text:p>
          </table:table-cell>
          <table:table-cell office:value-type="float" office:value="0.45">
            <text:p>0,45</text:p>
          </table:table-cell>
          <table:table-cell table:formula="oooc:=[.E76]*[.A76]" office:value-type="float" office:value="0.45">
            <text:p>0,45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3</text:p>
          </table:table-cell>
          <table:table-cell office:value-type="string">
            <text:p>Crystal 16MHz</text:p>
          </table:table-cell>
          <table:table-cell table:style-name="ce6" office:value-type="string">
            <text:p>XC694CT-ND</text:p>
          </table:table-cell>
          <table:table-cell office:value-type="float" office:value="0.73">
            <text:p>0,73</text:p>
          </table:table-cell>
          <table:table-cell table:formula="oooc:=[.E77]*[.A77]" office:value-type="float" office:value="0.73">
            <text:p>0,73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4</text:p>
          </table:table-cell>
          <table:table-cell office:value-type="string">
            <text:p>Crystal 11.2896MHz</text:p>
          </table:table-cell>
          <table:table-cell table:style-name="ce6" office:value-type="string">
            <text:p>300-8129-1-ND</text:p>
          </table:table-cell>
          <table:table-cell office:value-type="float" office:value="1.1">
            <text:p>1,1</text:p>
          </table:table-cell>
          <table:table-cell table:formula="oooc:=[.E78]*[.A78]" office:value-type="float" office:value="1.1">
            <text:p>1,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5</text:p>
          </table:table-cell>
          <table:table-cell office:value-type="string">
            <text:p>Crystal 25MHz</text:p>
          </table:table-cell>
          <table:table-cell table:style-name="ce6" office:value-type="string">
            <text:p>SE2539CT-ND</text:p>
          </table:table-cell>
          <table:table-cell office:value-type="float" office:value="1.12">
            <text:p>1,12</text:p>
          </table:table-cell>
          <table:table-cell table:formula="oooc:=[.E79]*[.A79]" office:value-type="float" office:value="1.12">
            <text:p>1,12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$2</text:p>
          </table:table-cell>
          <table:table-cell table:style-name="ce6" office:value-type="string">
            <text:p>PCA9635</text:p>
          </table:table-cell>
          <table:table-cell table:style-name="ce6" office:value-type="string">
            <text:p>568-4067-1-ND</text:p>
          </table:table-cell>
          <table:table-cell office:value-type="float" office:value="2.37">
            <text:p>2,37</text:p>
          </table:table-cell>
          <table:table-cell table:formula="oooc:=[.E80]*[.A80]" office:value-type="float" office:value="2.37">
            <text:p>2,37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7WZU04</text:p>
          </table:table-cell>
          <table:table-cell table:style-name="ce6" office:value-type="string">
            <text:p>NC7WZU04P6XCT-ND</text:p>
          </table:table-cell>
          <table:table-cell office:value-type="float" office:value="0.38">
            <text:p>0,38</text:p>
          </table:table-cell>
          <table:table-cell table:formula="oooc:=[.E81]*[.A81]" office:value-type="float" office:value="0.38">
            <text:p>0,3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PCM1770</text:p>
          </table:table-cell>
          <table:table-cell table:style-name="ce6" office:value-type="string">
            <text:p>296-13470-5-ND</text:p>
          </table:table-cell>
          <table:table-cell office:value-type="float" office:value="2.81">
            <text:p>2,81</text:p>
          </table:table-cell>
          <table:table-cell table:formula="oooc:=[.E82]*[.A82]" office:value-type="float" office:value="2.81">
            <text:p>2,8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8</text:p>
          </table:table-cell>
          <table:table-cell office:value-type="string">
            <text:p>PGA2311P</text:p>
          </table:table-cell>
          <table:table-cell table:style-name="ce6" office:value-type="string">
            <text:p>PGA2311U-ND</text:p>
          </table:table-cell>
          <table:table-cell office:value-type="float" office:value="7.5">
            <text:p>7,5</text:p>
          </table:table-cell>
          <table:table-cell table:formula="oooc:=[.E83]*[.A83]" office:value-type="float" office:value="7.5">
            <text:p>7,5</text:p>
          </table:table-cell>
          <table:table-cell table:number-columns-repeated="250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4.7K</text:p>
          </table:table-cell>
          <table:table-cell table:style-name="ce6" office:value-type="string">
            <text:p>P4,7KADCT-ND</text:p>
          </table:table-cell>
          <table:table-cell office:value-type="float" office:value="0.17">
            <text:p>0,17</text:p>
          </table:table-cell>
          <table:table-cell table:formula="oooc:=[.E84]*[.A84]" office:value-type="float" office:value="1.02">
            <text:p>1,02</text:p>
          </table:table-cell>
          <table:table-cell/>
          <table:table-cell table:formula="oooc:=SUM([.F84:.F110])" office:value-type="float" office:value="25.672">
            <text:p>25,67</text:p>
          </table:table-cell>
          <table:table-cell table:number-columns-repeated="248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330R</text:p>
          </table:table-cell>
          <table:table-cell office:value-type="string">
            <text:p>P330ADCT-ND</text:p>
          </table:table-cell>
          <table:table-cell table:style-name="ce8" office:value-type="float" office:value="0.17">
            <text:p>0,17</text:p>
          </table:table-cell>
          <table:table-cell table:formula="oooc:=[.E85]*[.A85]" office:value-type="float" office:value="0.68">
            <text:p>0,6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10K</text:p>
          </table:table-cell>
          <table:table-cell office:value-type="string">
            <text:p>P10KADCT-ND</text:p>
          </table:table-cell>
          <table:table-cell office:value-type="float" office:value="0.17">
            <text:p>0,17</text:p>
          </table:table-cell>
          <table:table-cell table:formula="oooc:=[.E86]*[.A86]" office:value-type="float" office:value="3.91">
            <text:p>3,9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20R, 1W</text:p>
          </table:table-cell>
          <table:table-cell table:style-name="ce6" office:value-type="string">
            <text:p>PT120XCT-ND</text:p>
          </table:table-cell>
          <table:table-cell office:value-type="float" office:value="0.296">
            <text:p>0,3</text:p>
          </table:table-cell>
          <table:table-cell table:formula="oooc:=[.E87]*[.A87]" office:value-type="float" office:value="0.296">
            <text:p>0,3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2K</text:p>
          </table:table-cell>
          <table:table-cell office:value-type="string">
            <text:p>P2KADCT-ND</text:p>
          </table:table-cell>
          <table:table-cell office:value-type="float" office:value="0.17">
            <text:p>0,17</text:p>
          </table:table-cell>
          <table:table-cell table:formula="oooc:=[.E88]*[.A88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180R</text:p>
          </table:table-cell>
          <table:table-cell office:value-type="string">
            <text:p>P180ADCT-ND</text:p>
          </table:table-cell>
          <table:table-cell office:value-type="float" office:value="0.17">
            <text:p>0,17</text:p>
          </table:table-cell>
          <table:table-cell table:formula="oooc:=[.E89]*[.A89]" office:value-type="float" office:value="12.24">
            <text:p>12,24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50R, 1%</text:p>
          </table:table-cell>
          <table:table-cell table:style-name="ce6" office:value-type="string">
            <text:p>P49,9ADCT-ND</text:p>
          </table:table-cell>
          <table:table-cell office:value-type="float" office:value="0.17">
            <text:p>0,17</text:p>
          </table:table-cell>
          <table:table-cell table:formula="oooc:=[.E90]*[.A90]" office:value-type="float" office:value="0.85">
            <text:p>0,85</text:p>
          </table:table-cell>
          <table:table-cell table:number-columns-repeated="250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1K</text:p>
          </table:table-cell>
          <table:table-cell office:value-type="string">
            <text:p>P1KADCT-ND</text:p>
          </table:table-cell>
          <table:table-cell table:style-name="ce8" office:value-type="float" office:value="0.17">
            <text:p>0,17</text:p>
          </table:table-cell>
          <table:table-cell table:formula="oooc:=[.E91]*[.A91]" office:value-type="float" office:value="0.68">
            <text:p>0,68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47K</text:p>
          </table:table-cell>
          <table:table-cell office:value-type="string">
            <text:p>P47KADCT-ND</text:p>
          </table:table-cell>
          <table:table-cell office:value-type="float" office:value="0.17">
            <text:p>0,17</text:p>
          </table:table-cell>
          <table:table-cell table:formula="oooc:=[.E92]*[.A92]" office:value-type="float" office:value="0.17">
            <text:p>0,17</text:p>
          </table:table-cell>
          <table:table-cell table:number-columns-repeated="25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470R</text:p>
          </table:table-cell>
          <table:table-cell office:value-type="string">
            <text:p>P470ADCT-ND</text:p>
          </table:table-cell>
          <table:table-cell office:value-type="float" office:value="0.17">
            <text:p>0,17</text:p>
          </table:table-cell>
          <table:table-cell table:formula="oooc:=[.E93]*[.A93]" office:value-type="float" office:value="0.51">
            <text:p>0,51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12K</text:p>
          </table:table-cell>
          <table:table-cell office:value-type="string">
            <text:p>P12KADCT-ND</text:p>
          </table:table-cell>
          <table:table-cell office:value-type="float" office:value="0.17">
            <text:p>0,17</text:p>
          </table:table-cell>
          <table:table-cell table:formula="oooc:=[.E94]*[.A94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5K</text:p>
          </table:table-cell>
          <table:table-cell office:value-type="string">
            <text:p>P5KADCT-ND</text:p>
          </table:table-cell>
          <table:table-cell office:value-type="float" office:value="0.17">
            <text:p>0,17</text:p>
          </table:table-cell>
          <table:table-cell table:formula="oooc:=[.E95]*[.A95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1K8</text:p>
          </table:table-cell>
          <table:table-cell office:value-type="string">
            <text:p>P1.8KADCT-ND</text:p>
          </table:table-cell>
          <table:table-cell office:value-type="float" office:value="0.17">
            <text:p>0,17</text:p>
          </table:table-cell>
          <table:table-cell table:formula="oooc:=[.E96]*[.A96]" office:value-type="float" office:value="0.51">
            <text:p>0,51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15K</text:p>
          </table:table-cell>
          <table:table-cell office:value-type="string">
            <text:p>P15KADCT-ND</text:p>
          </table:table-cell>
          <table:table-cell office:value-type="float" office:value="0.17">
            <text:p>0,17</text:p>
          </table:table-cell>
          <table:table-cell table:formula="oooc:=[.E97]*[.A97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6K</text:p>
          </table:table-cell>
          <table:table-cell office:value-type="string">
            <text:p>P16KADCT-ND</text:p>
          </table:table-cell>
          <table:table-cell office:value-type="float" office:value="0.17">
            <text:p>0,17</text:p>
          </table:table-cell>
          <table:table-cell table:formula="oooc:=[.E98]*[.A98]" office:value-type="float" office:value="0.17">
            <text:p>0,17</text:p>
          </table:table-cell>
          <table:table-cell table:number-columns-repeated="25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100R</text:p>
          </table:table-cell>
          <table:table-cell office:value-type="string">
            <text:p>100H_ND</text:p>
          </table:table-cell>
          <table:table-cell office:value-type="float" office:value="0.17">
            <text:p>0,17</text:p>
          </table:table-cell>
          <table:table-cell table:formula="oooc:=[.E99]*[.A99]" office:value-type="float" office:value="0.51">
            <text:p>0,51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220R</text:p>
          </table:table-cell>
          <table:table-cell office:value-type="string">
            <text:p>P220ADCT-ND</text:p>
          </table:table-cell>
          <table:table-cell office:value-type="float" office:value="0.17">
            <text:p>0,17</text:p>
          </table:table-cell>
          <table:table-cell table:formula="oooc:=[.E100]*[.A100]" office:value-type="float" office:value="0.17">
            <text:p>0,17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1M</text:p>
          </table:table-cell>
          <table:table-cell office:value-type="string">
            <text:p>P1MADCT-ND</text:p>
          </table:table-cell>
          <table:table-cell office:value-type="float" office:value="0.17">
            <text:p>0,17</text:p>
          </table:table-cell>
          <table:table-cell table:formula="oooc:=[.E101]*[.A101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00K</text:p>
          </table:table-cell>
          <table:table-cell office:value-type="string">
            <text:p>P100KADCT-ND</text:p>
          </table:table-cell>
          <table:table-cell office:value-type="float" office:value="0.17">
            <text:p>0,17</text:p>
          </table:table-cell>
          <table:table-cell table:formula="oooc:=[.E102]*[.A102]" office:value-type="float" office:value="0.17">
            <text:p>0,17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2R, 1W</text:p>
          </table:table-cell>
          <table:table-cell table:style-name="ce6" office:value-type="string">
            <text:p>PT12XCT-ND</text:p>
          </table:table-cell>
          <table:table-cell office:value-type="float" office:value="0.396">
            <text:p>0,4</text:p>
          </table:table-cell>
          <table:table-cell table:formula="oooc:=[.E103]*[.A103]" office:value-type="float" office:value="0.396">
            <text:p>0,4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9K</text:p>
          </table:table-cell>
          <table:table-cell office:value-type="string">
            <text:p>P39KADCT-ND</text:p>
          </table:table-cell>
          <table:table-cell office:value-type="float" office:value="0.17">
            <text:p>0,17</text:p>
          </table:table-cell>
          <table:table-cell table:formula="oooc:=[.E104]*[.A104]" office:value-type="float" office:value="0.17">
            <text:p>0,17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8R</text:p>
          </table:table-cell>
          <table:table-cell office:value-type="string">
            <text:p>P8ADCT-ND</text:p>
          </table:table-cell>
          <table:table-cell table:style-name="ce8" office:value-type="float" office:value="0.17">
            <text:p>0,17</text:p>
          </table:table-cell>
          <table:table-cell table:formula="oooc:=[.E105]*[.A105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16R</text:p>
          </table:table-cell>
          <table:table-cell office:value-type="string">
            <text:p>P16ADCT-ND</text:p>
          </table:table-cell>
          <table:table-cell table:style-name="ce8" office:value-type="float" office:value="0.17">
            <text:p>0,17</text:p>
          </table:table-cell>
          <table:table-cell table:formula="oooc:=[.E106]*[.A106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51K</text:p>
          </table:table-cell>
          <table:table-cell table:style-name="ce6" office:value-type="string">
            <text:p>P51KADCT-ND</text:p>
          </table:table-cell>
          <table:table-cell table:style-name="ce8" office:value-type="float" office:value="0.17">
            <text:p>0,17</text:p>
          </table:table-cell>
          <table:table-cell table:formula="oooc:=[.E107]*[.A107]" office:value-type="float" office:value="0.17">
            <text:p>0,17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10R</text:p>
          </table:table-cell>
          <table:table-cell table:style-name="ce6" office:value-type="string">
            <text:p>P10ADCT-ND</text:p>
          </table:table-cell>
          <table:table-cell office:value-type="float" office:value="0.17">
            <text:p>0,17</text:p>
          </table:table-cell>
          <table:table-cell table:formula="oooc:=[.E108]*[.A108]" office:value-type="float" office:value="0.34">
            <text:p>0,34</text:p>
          </table:table-cell>
          <table:table-cell table:number-columns-repeated="250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750R</text:p>
          </table:table-cell>
          <table:table-cell table:style-name="ce6" office:value-type="string">
            <text:p>P750ADCT-ND</text:p>
          </table:table-cell>
          <table:table-cell office:value-type="float" office:value="0.165">
            <text:p>0,17</text:p>
          </table:table-cell>
          <table:table-cell table:formula="oooc:=[.E109]*[.A109]" office:value-type="float" office:value="0.33">
            <text:p>0,33</text:p>
          </table:table-cell>
          <table:table-cell table:number-columns-repeated="250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0R</text:p>
          </table:table-cell>
          <table:table-cell/>
          <table:table-cell/>
          <table:table-cell table:formula="oooc:=[.E110]*[.A1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]*[.A1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]*[.A1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]*[.A1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]*[.A1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]*[.A1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]*[.A1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]*[.A1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]*[.A1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]*[.A1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]*[.A1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]*[.A1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]*[.A1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]*[.A1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]*[.A1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]*[.A1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]*[.A1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]*[.A1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]*[.A1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]*[.A1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]*[.A1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]*[.A1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]*[.A1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]*[.A1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]*[.A1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]*[.A1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]*[.A1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]*[.A1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]*[.A1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]*[.A1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]*[.A1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]*[.A1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]*[.A1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]*[.A1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]*[.A1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]*[.A1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]*[.A1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]*[.A1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]*[.A1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]*[.A1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]*[.A1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]*[.A1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]*[.A1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]*[.A1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]*[.A1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]*[.A1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]*[.A1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]*[.A1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]*[.A1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]*[.A1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]*[.A1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]*[.A1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]*[.A1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]*[.A1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]*[.A1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]*[.A1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]*[.A1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]*[.A1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]*[.A1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]*[.A1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]*[.A1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]*[.A1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]*[.A1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]*[.A1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]*[.A1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]*[.A1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]*[.A1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]*[.A1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]*[.A1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]*[.A1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]*[.A1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]*[.A1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]*[.A1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]*[.A1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]*[.A1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]*[.A1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]*[.A1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]*[.A1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]*[.A1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]*[.A1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]*[.A1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]*[.A1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]*[.A1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]*[.A1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]*[.A1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]*[.A1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]*[.A1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]*[.A1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]*[.A1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]*[.A1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]*[.A2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]*[.A2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]*[.A2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]*[.A2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]*[.A2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]*[.A2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]*[.A2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]*[.A2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]*[.A2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]*[.A2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]*[.A2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]*[.A2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]*[.A2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]*[.A2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4]*[.A2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5]*[.A2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6]*[.A2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7]*[.A2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8]*[.A2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9]*[.A2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0]*[.A2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1]*[.A2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2]*[.A2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3]*[.A2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4]*[.A2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5]*[.A2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6]*[.A2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7]*[.A2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8]*[.A2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29]*[.A2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0]*[.A2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1]*[.A2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2]*[.A2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3]*[.A2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4]*[.A2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5]*[.A2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6]*[.A2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7]*[.A2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8]*[.A2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39]*[.A2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0]*[.A2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1]*[.A2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2]*[.A2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3]*[.A2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4]*[.A2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5]*[.A2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6]*[.A2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7]*[.A2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8]*[.A2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49]*[.A2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0]*[.A2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1]*[.A2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2]*[.A2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3]*[.A2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4]*[.A2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5]*[.A2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6]*[.A2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7]*[.A2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8]*[.A2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59]*[.A2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0]*[.A2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1]*[.A2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2]*[.A2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3]*[.A2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4]*[.A2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5]*[.A2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6]*[.A2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7]*[.A2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8]*[.A2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69]*[.A2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0]*[.A2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1]*[.A2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2]*[.A2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3]*[.A2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4]*[.A2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5]*[.A2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6]*[.A2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7]*[.A2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8]*[.A2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79]*[.A2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0]*[.A2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1]*[.A2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2]*[.A2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3]*[.A2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4]*[.A2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5]*[.A2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6]*[.A2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7]*[.A2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8]*[.A2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89]*[.A2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0]*[.A2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1]*[.A2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2]*[.A2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3]*[.A2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4]*[.A2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5]*[.A2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6]*[.A2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7]*[.A2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8]*[.A2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99]*[.A2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0]*[.A3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1]*[.A3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2]*[.A3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3]*[.A3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4]*[.A3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5]*[.A3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6]*[.A3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7]*[.A3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8]*[.A3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09]*[.A3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0]*[.A3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1]*[.A3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2]*[.A3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3]*[.A3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4]*[.A3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5]*[.A3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6]*[.A3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7]*[.A3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8]*[.A3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19]*[.A3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0]*[.A3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1]*[.A3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2]*[.A3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3]*[.A3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4]*[.A3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5]*[.A3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6]*[.A3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7]*[.A3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8]*[.A3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29]*[.A3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0]*[.A3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1]*[.A3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2]*[.A3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3]*[.A3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4]*[.A3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5]*[.A3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6]*[.A3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7]*[.A3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8]*[.A3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39]*[.A3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0]*[.A3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1]*[.A3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2]*[.A3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3]*[.A3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4]*[.A3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5]*[.A3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6]*[.A3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7]*[.A3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8]*[.A3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49]*[.A3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0]*[.A3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1]*[.A3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2]*[.A3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3]*[.A3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4]*[.A3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5]*[.A3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6]*[.A3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7]*[.A3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8]*[.A3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59]*[.A3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0]*[.A3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1]*[.A3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2]*[.A3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3]*[.A3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4]*[.A3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5]*[.A3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6]*[.A3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7]*[.A3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8]*[.A3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69]*[.A3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0]*[.A3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1]*[.A3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2]*[.A3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3]*[.A3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4]*[.A3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5]*[.A3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6]*[.A3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7]*[.A3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8]*[.A3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79]*[.A3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0]*[.A3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1]*[.A3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2]*[.A3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3]*[.A3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4]*[.A3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5]*[.A3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6]*[.A3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7]*[.A3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8]*[.A3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89]*[.A3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0]*[.A3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1]*[.A3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2]*[.A3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3]*[.A3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4]*[.A3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5]*[.A3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6]*[.A3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7]*[.A3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8]*[.A3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399]*[.A3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0]*[.A4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1]*[.A4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2]*[.A4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3]*[.A4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4]*[.A4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5]*[.A4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6]*[.A4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7]*[.A4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8]*[.A4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09]*[.A4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0]*[.A4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1]*[.A4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2]*[.A4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3]*[.A4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4]*[.A4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5]*[.A4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6]*[.A4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7]*[.A4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8]*[.A4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19]*[.A4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0]*[.A4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1]*[.A4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2]*[.A4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3]*[.A4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4]*[.A4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5]*[.A4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6]*[.A4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7]*[.A4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8]*[.A4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29]*[.A4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0]*[.A4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1]*[.A4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2]*[.A4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3]*[.A4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4]*[.A4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5]*[.A4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6]*[.A4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7]*[.A4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8]*[.A4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39]*[.A4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0]*[.A4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1]*[.A4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2]*[.A4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3]*[.A4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4]*[.A4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5]*[.A4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6]*[.A4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7]*[.A4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8]*[.A4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49]*[.A4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0]*[.A4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1]*[.A4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2]*[.A4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3]*[.A4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4]*[.A4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5]*[.A4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6]*[.A4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7]*[.A4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8]*[.A4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59]*[.A4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0]*[.A4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1]*[.A4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2]*[.A4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3]*[.A4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4]*[.A4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5]*[.A4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6]*[.A4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7]*[.A4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8]*[.A4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69]*[.A4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0]*[.A4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1]*[.A4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2]*[.A4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3]*[.A4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4]*[.A4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5]*[.A4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6]*[.A4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7]*[.A4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8]*[.A4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79]*[.A4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0]*[.A4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1]*[.A4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2]*[.A4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3]*[.A4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4]*[.A4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5]*[.A4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6]*[.A4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7]*[.A4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8]*[.A4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89]*[.A4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0]*[.A4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1]*[.A4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2]*[.A4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3]*[.A4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4]*[.A4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5]*[.A4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6]*[.A4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7]*[.A4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8]*[.A4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499]*[.A4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0]*[.A5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1]*[.A5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2]*[.A5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3]*[.A5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4]*[.A5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5]*[.A5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6]*[.A5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7]*[.A5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8]*[.A5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09]*[.A5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0]*[.A5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1]*[.A5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2]*[.A5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3]*[.A5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4]*[.A5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5]*[.A5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6]*[.A5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7]*[.A5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8]*[.A5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19]*[.A5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0]*[.A5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1]*[.A5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2]*[.A5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3]*[.A5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4]*[.A5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5]*[.A5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6]*[.A5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7]*[.A5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8]*[.A5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29]*[.A5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0]*[.A5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1]*[.A5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2]*[.A5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3]*[.A5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4]*[.A5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5]*[.A5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6]*[.A5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7]*[.A5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8]*[.A5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39]*[.A5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0]*[.A5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1]*[.A5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2]*[.A5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3]*[.A5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4]*[.A5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5]*[.A5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6]*[.A5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7]*[.A5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8]*[.A5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49]*[.A5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0]*[.A5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1]*[.A5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2]*[.A5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3]*[.A5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4]*[.A5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5]*[.A5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6]*[.A5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7]*[.A5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8]*[.A5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59]*[.A5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0]*[.A5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1]*[.A5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2]*[.A5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3]*[.A5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4]*[.A5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5]*[.A5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6]*[.A5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7]*[.A5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8]*[.A5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69]*[.A5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0]*[.A5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1]*[.A5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2]*[.A5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3]*[.A5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4]*[.A5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5]*[.A5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6]*[.A5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7]*[.A5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8]*[.A5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79]*[.A5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0]*[.A5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1]*[.A5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2]*[.A5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3]*[.A5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4]*[.A5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5]*[.A5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6]*[.A5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7]*[.A5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8]*[.A5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89]*[.A5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0]*[.A5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1]*[.A5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2]*[.A5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3]*[.A5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4]*[.A5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5]*[.A5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6]*[.A5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7]*[.A5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8]*[.A5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599]*[.A5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0]*[.A6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1]*[.A6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2]*[.A6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3]*[.A6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4]*[.A6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5]*[.A6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6]*[.A6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7]*[.A6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8]*[.A6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09]*[.A6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0]*[.A6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1]*[.A6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2]*[.A6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3]*[.A6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4]*[.A6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5]*[.A6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6]*[.A6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7]*[.A6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8]*[.A6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19]*[.A6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0]*[.A6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1]*[.A6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2]*[.A6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3]*[.A6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4]*[.A6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5]*[.A6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6]*[.A6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7]*[.A6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8]*[.A6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29]*[.A6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0]*[.A6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1]*[.A6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2]*[.A6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3]*[.A6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4]*[.A6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5]*[.A6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6]*[.A6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7]*[.A6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8]*[.A6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39]*[.A6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0]*[.A6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1]*[.A6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2]*[.A6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3]*[.A6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4]*[.A6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5]*[.A6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6]*[.A6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7]*[.A6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8]*[.A6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49]*[.A6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0]*[.A6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1]*[.A6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2]*[.A6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3]*[.A6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4]*[.A6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5]*[.A6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6]*[.A6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7]*[.A6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8]*[.A6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59]*[.A6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0]*[.A6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1]*[.A6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2]*[.A6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3]*[.A6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4]*[.A6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5]*[.A6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6]*[.A6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7]*[.A6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8]*[.A6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69]*[.A6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0]*[.A6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1]*[.A6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2]*[.A6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3]*[.A6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4]*[.A6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5]*[.A6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6]*[.A6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7]*[.A6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8]*[.A6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79]*[.A6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0]*[.A6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1]*[.A6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2]*[.A6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3]*[.A6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4]*[.A6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5]*[.A6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6]*[.A6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7]*[.A6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8]*[.A6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89]*[.A6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0]*[.A6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1]*[.A6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2]*[.A6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3]*[.A6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4]*[.A6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5]*[.A6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6]*[.A6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7]*[.A6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8]*[.A6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699]*[.A6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0]*[.A7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1]*[.A7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2]*[.A7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3]*[.A7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4]*[.A7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5]*[.A7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6]*[.A7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7]*[.A7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8]*[.A7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09]*[.A7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0]*[.A7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1]*[.A7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2]*[.A7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3]*[.A7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4]*[.A7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5]*[.A7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6]*[.A7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7]*[.A7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8]*[.A7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19]*[.A7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0]*[.A7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1]*[.A7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2]*[.A7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3]*[.A7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4]*[.A7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5]*[.A7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6]*[.A7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7]*[.A7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8]*[.A7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29]*[.A7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0]*[.A7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1]*[.A7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2]*[.A7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3]*[.A7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4]*[.A7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5]*[.A7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6]*[.A7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7]*[.A7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8]*[.A7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39]*[.A7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0]*[.A7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1]*[.A7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2]*[.A7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3]*[.A7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4]*[.A7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5]*[.A7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6]*[.A7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7]*[.A7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8]*[.A7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49]*[.A7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0]*[.A7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1]*[.A7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2]*[.A7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3]*[.A7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4]*[.A7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5]*[.A7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6]*[.A7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7]*[.A7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8]*[.A7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59]*[.A7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0]*[.A7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1]*[.A7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2]*[.A7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3]*[.A7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4]*[.A7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5]*[.A7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6]*[.A7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7]*[.A7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8]*[.A7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69]*[.A7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0]*[.A7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1]*[.A7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2]*[.A7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3]*[.A7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4]*[.A7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5]*[.A7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6]*[.A7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7]*[.A7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8]*[.A7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79]*[.A7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0]*[.A7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1]*[.A7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2]*[.A7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3]*[.A7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4]*[.A7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5]*[.A7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6]*[.A7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7]*[.A7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8]*[.A7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89]*[.A7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0]*[.A7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1]*[.A7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2]*[.A7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3]*[.A7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4]*[.A7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5]*[.A7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6]*[.A7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7]*[.A7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8]*[.A7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799]*[.A7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0]*[.A8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1]*[.A8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2]*[.A8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3]*[.A8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4]*[.A8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5]*[.A8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6]*[.A8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7]*[.A8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8]*[.A8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09]*[.A8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0]*[.A8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1]*[.A8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2]*[.A8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3]*[.A8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4]*[.A8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5]*[.A8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6]*[.A8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7]*[.A8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8]*[.A8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19]*[.A8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0]*[.A8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1]*[.A8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2]*[.A8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3]*[.A8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4]*[.A8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5]*[.A8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6]*[.A8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7]*[.A8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8]*[.A8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29]*[.A8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0]*[.A8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1]*[.A8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2]*[.A8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3]*[.A8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4]*[.A8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5]*[.A8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6]*[.A8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7]*[.A8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8]*[.A8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39]*[.A8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0]*[.A8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1]*[.A8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2]*[.A8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3]*[.A8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4]*[.A8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5]*[.A8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6]*[.A8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7]*[.A8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8]*[.A8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49]*[.A8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0]*[.A8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1]*[.A8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2]*[.A8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3]*[.A8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4]*[.A8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5]*[.A8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6]*[.A8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7]*[.A8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8]*[.A8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59]*[.A8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0]*[.A8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1]*[.A8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2]*[.A8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3]*[.A8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4]*[.A8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5]*[.A8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6]*[.A8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7]*[.A8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8]*[.A8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69]*[.A8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0]*[.A8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1]*[.A8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2]*[.A8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3]*[.A8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4]*[.A8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5]*[.A8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6]*[.A8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7]*[.A8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8]*[.A8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79]*[.A8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0]*[.A8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1]*[.A8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2]*[.A8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3]*[.A8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4]*[.A8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5]*[.A8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6]*[.A8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7]*[.A8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8]*[.A8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89]*[.A8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0]*[.A8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1]*[.A8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2]*[.A8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3]*[.A8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4]*[.A8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5]*[.A8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6]*[.A8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7]*[.A8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8]*[.A8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899]*[.A8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0]*[.A9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1]*[.A9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2]*[.A9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3]*[.A9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4]*[.A9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5]*[.A9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6]*[.A9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7]*[.A9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8]*[.A9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09]*[.A9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0]*[.A9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1]*[.A9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2]*[.A9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3]*[.A9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4]*[.A9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5]*[.A9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6]*[.A9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7]*[.A9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8]*[.A9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19]*[.A9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0]*[.A9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1]*[.A9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2]*[.A9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3]*[.A9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4]*[.A9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5]*[.A9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6]*[.A9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7]*[.A9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8]*[.A9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29]*[.A9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0]*[.A9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1]*[.A9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2]*[.A9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3]*[.A9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4]*[.A9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5]*[.A9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6]*[.A9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7]*[.A9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8]*[.A9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39]*[.A9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0]*[.A9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1]*[.A9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2]*[.A9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3]*[.A9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4]*[.A9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5]*[.A9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6]*[.A9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7]*[.A9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8]*[.A9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49]*[.A9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0]*[.A9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1]*[.A9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2]*[.A9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3]*[.A9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4]*[.A9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5]*[.A9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6]*[.A9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7]*[.A9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8]*[.A9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59]*[.A9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0]*[.A9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1]*[.A9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2]*[.A9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3]*[.A9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4]*[.A9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5]*[.A9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6]*[.A9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7]*[.A9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8]*[.A9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69]*[.A9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0]*[.A9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1]*[.A9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2]*[.A9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3]*[.A9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4]*[.A9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5]*[.A9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6]*[.A9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7]*[.A9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8]*[.A9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79]*[.A9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0]*[.A9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1]*[.A9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2]*[.A9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3]*[.A9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4]*[.A9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5]*[.A9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6]*[.A9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7]*[.A9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8]*[.A9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89]*[.A9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0]*[.A9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1]*[.A9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2]*[.A9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3]*[.A9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4]*[.A9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5]*[.A9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6]*[.A9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7]*[.A9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8]*[.A9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999]*[.A9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0]*[.A10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1]*[.A10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2]*[.A10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3]*[.A10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4]*[.A10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5]*[.A10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6]*[.A10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7]*[.A10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8]*[.A10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09]*[.A10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0]*[.A10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1]*[.A10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2]*[.A10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3]*[.A10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4]*[.A10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5]*[.A10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6]*[.A10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7]*[.A10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8]*[.A10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19]*[.A10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0]*[.A10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1]*[.A10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2]*[.A10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3]*[.A10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4]*[.A10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5]*[.A10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6]*[.A10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7]*[.A10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8]*[.A10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29]*[.A10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0]*[.A10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1]*[.A10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2]*[.A10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3]*[.A10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4]*[.A10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5]*[.A10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6]*[.A10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7]*[.A10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8]*[.A10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39]*[.A10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0]*[.A10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1]*[.A10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2]*[.A10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3]*[.A10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4]*[.A10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5]*[.A10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6]*[.A10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7]*[.A10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8]*[.A10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49]*[.A10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0]*[.A10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1]*[.A10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2]*[.A10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3]*[.A10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4]*[.A10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5]*[.A10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6]*[.A10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7]*[.A10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8]*[.A10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59]*[.A10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0]*[.A10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1]*[.A10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2]*[.A10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3]*[.A10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4]*[.A10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5]*[.A10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6]*[.A10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7]*[.A10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8]*[.A10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69]*[.A10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0]*[.A10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1]*[.A10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2]*[.A10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3]*[.A10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4]*[.A10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5]*[.A10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6]*[.A10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7]*[.A10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8]*[.A10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79]*[.A10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0]*[.A10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1]*[.A10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2]*[.A10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3]*[.A10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4]*[.A10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5]*[.A10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6]*[.A10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7]*[.A10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8]*[.A10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89]*[.A10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0]*[.A10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1]*[.A10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2]*[.A10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3]*[.A10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4]*[.A10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5]*[.A10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6]*[.A10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7]*[.A10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8]*[.A10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099]*[.A10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0]*[.A11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1]*[.A11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2]*[.A11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3]*[.A11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4]*[.A11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5]*[.A11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6]*[.A11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7]*[.A11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8]*[.A11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09]*[.A11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0]*[.A11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1]*[.A11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2]*[.A11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3]*[.A11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4]*[.A11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5]*[.A11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6]*[.A11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7]*[.A11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8]*[.A11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19]*[.A11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0]*[.A11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1]*[.A11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2]*[.A11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3]*[.A11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4]*[.A11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5]*[.A11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6]*[.A11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7]*[.A11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8]*[.A11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29]*[.A11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0]*[.A11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1]*[.A11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2]*[.A11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3]*[.A11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4]*[.A11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5]*[.A11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6]*[.A11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7]*[.A11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8]*[.A11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39]*[.A11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0]*[.A11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1]*[.A11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2]*[.A11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3]*[.A11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4]*[.A11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5]*[.A11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6]*[.A11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7]*[.A11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8]*[.A11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49]*[.A11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0]*[.A11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1]*[.A11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2]*[.A11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3]*[.A11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4]*[.A11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5]*[.A11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6]*[.A11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7]*[.A11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8]*[.A11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59]*[.A11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0]*[.A11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1]*[.A11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2]*[.A11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3]*[.A11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4]*[.A11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5]*[.A11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6]*[.A11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7]*[.A11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8]*[.A11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69]*[.A11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0]*[.A11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1]*[.A11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2]*[.A11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3]*[.A11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4]*[.A11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5]*[.A11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6]*[.A11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7]*[.A11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8]*[.A11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79]*[.A11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0]*[.A11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1]*[.A11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2]*[.A11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3]*[.A11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4]*[.A11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5]*[.A11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6]*[.A11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7]*[.A11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8]*[.A11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89]*[.A11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0]*[.A11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1]*[.A11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2]*[.A11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3]*[.A11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4]*[.A11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5]*[.A11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6]*[.A11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7]*[.A11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8]*[.A11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199]*[.A11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0]*[.A12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1]*[.A12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2]*[.A12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3]*[.A12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4]*[.A12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5]*[.A12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6]*[.A12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7]*[.A12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8]*[.A12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09]*[.A12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0]*[.A12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1]*[.A12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2]*[.A12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3]*[.A12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4]*[.A12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5]*[.A12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6]*[.A12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7]*[.A12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8]*[.A12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19]*[.A12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0]*[.A12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1]*[.A12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2]*[.A12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3]*[.A12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4]*[.A12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5]*[.A12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6]*[.A12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7]*[.A12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8]*[.A12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29]*[.A12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0]*[.A12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1]*[.A12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2]*[.A12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3]*[.A12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4]*[.A12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5]*[.A12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6]*[.A12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7]*[.A12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8]*[.A12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39]*[.A12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0]*[.A12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1]*[.A12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2]*[.A12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3]*[.A12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4]*[.A12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5]*[.A12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6]*[.A12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7]*[.A12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8]*[.A12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49]*[.A12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0]*[.A12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1]*[.A12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2]*[.A12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3]*[.A12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4]*[.A12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5]*[.A12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6]*[.A12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7]*[.A12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8]*[.A12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59]*[.A12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0]*[.A12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1]*[.A12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2]*[.A12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3]*[.A12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4]*[.A12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5]*[.A12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6]*[.A12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7]*[.A12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8]*[.A12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69]*[.A12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0]*[.A12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1]*[.A12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2]*[.A12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3]*[.A12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4]*[.A12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5]*[.A12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6]*[.A12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7]*[.A12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8]*[.A12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79]*[.A12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0]*[.A12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1]*[.A12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2]*[.A12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3]*[.A12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4]*[.A12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5]*[.A12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6]*[.A12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7]*[.A12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8]*[.A12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89]*[.A12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0]*[.A12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1]*[.A12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2]*[.A12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3]*[.A12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4]*[.A12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5]*[.A12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6]*[.A12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7]*[.A12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8]*[.A12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299]*[.A12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0]*[.A13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1]*[.A13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2]*[.A13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3]*[.A13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4]*[.A13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5]*[.A13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6]*[.A13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7]*[.A13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8]*[.A13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09]*[.A13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0]*[.A13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1]*[.A13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2]*[.A13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3]*[.A13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4]*[.A13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5]*[.A13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6]*[.A13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7]*[.A13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8]*[.A13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19]*[.A13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0]*[.A13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1]*[.A13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2]*[.A13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3]*[.A13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4]*[.A13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5]*[.A13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6]*[.A13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7]*[.A13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8]*[.A13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29]*[.A13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0]*[.A13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1]*[.A13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2]*[.A13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3]*[.A13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4]*[.A13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5]*[.A13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6]*[.A13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7]*[.A13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8]*[.A13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39]*[.A13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0]*[.A13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1]*[.A13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2]*[.A13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3]*[.A13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4]*[.A13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5]*[.A13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6]*[.A13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7]*[.A13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8]*[.A13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49]*[.A13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0]*[.A13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1]*[.A13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2]*[.A13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3]*[.A13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4]*[.A13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5]*[.A13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6]*[.A13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7]*[.A13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8]*[.A13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59]*[.A13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0]*[.A13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1]*[.A13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2]*[.A13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3]*[.A13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4]*[.A13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5]*[.A13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6]*[.A13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7]*[.A13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8]*[.A13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69]*[.A13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0]*[.A13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1]*[.A13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2]*[.A13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3]*[.A13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4]*[.A13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5]*[.A13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6]*[.A13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7]*[.A13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8]*[.A13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79]*[.A13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0]*[.A13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1]*[.A13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2]*[.A13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3]*[.A13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4]*[.A13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5]*[.A13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6]*[.A13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7]*[.A13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8]*[.A13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89]*[.A13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0]*[.A13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1]*[.A13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2]*[.A13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3]*[.A13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4]*[.A13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5]*[.A13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6]*[.A13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7]*[.A13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8]*[.A13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399]*[.A13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0]*[.A14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1]*[.A14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2]*[.A14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3]*[.A14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4]*[.A14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5]*[.A14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6]*[.A14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7]*[.A14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8]*[.A14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09]*[.A14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0]*[.A14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1]*[.A14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2]*[.A14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3]*[.A14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4]*[.A14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5]*[.A14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6]*[.A14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7]*[.A14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8]*[.A14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19]*[.A14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0]*[.A14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1]*[.A14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2]*[.A14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3]*[.A14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4]*[.A14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5]*[.A14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6]*[.A14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7]*[.A14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8]*[.A14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29]*[.A14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0]*[.A14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1]*[.A14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2]*[.A14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3]*[.A14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4]*[.A14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5]*[.A14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6]*[.A14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7]*[.A14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8]*[.A14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39]*[.A14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0]*[.A14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1]*[.A14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2]*[.A14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3]*[.A14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4]*[.A14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5]*[.A14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6]*[.A14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7]*[.A14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8]*[.A14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49]*[.A14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0]*[.A14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1]*[.A14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2]*[.A14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3]*[.A14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4]*[.A14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5]*[.A14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6]*[.A14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7]*[.A14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8]*[.A14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59]*[.A14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0]*[.A14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1]*[.A14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2]*[.A14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3]*[.A14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4]*[.A14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5]*[.A14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6]*[.A14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7]*[.A14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8]*[.A14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69]*[.A14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0]*[.A14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1]*[.A14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2]*[.A14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3]*[.A14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4]*[.A14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5]*[.A14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6]*[.A14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7]*[.A14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8]*[.A14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79]*[.A14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0]*[.A14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1]*[.A14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2]*[.A14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3]*[.A14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4]*[.A14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5]*[.A14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6]*[.A14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7]*[.A14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8]*[.A14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89]*[.A14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0]*[.A14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1]*[.A14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2]*[.A14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3]*[.A14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4]*[.A14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5]*[.A14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6]*[.A14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7]*[.A14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8]*[.A14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499]*[.A14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0]*[.A15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1]*[.A15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2]*[.A15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3]*[.A15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4]*[.A15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5]*[.A15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6]*[.A15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7]*[.A15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8]*[.A15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09]*[.A15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0]*[.A15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1]*[.A15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2]*[.A15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3]*[.A15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4]*[.A15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5]*[.A15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6]*[.A15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7]*[.A15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8]*[.A15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19]*[.A15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0]*[.A15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1]*[.A15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2]*[.A15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3]*[.A15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4]*[.A15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5]*[.A15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6]*[.A15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7]*[.A15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8]*[.A15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29]*[.A15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0]*[.A15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1]*[.A15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2]*[.A15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3]*[.A15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4]*[.A15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5]*[.A15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6]*[.A15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7]*[.A15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8]*[.A15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39]*[.A15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0]*[.A15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1]*[.A15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2]*[.A15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3]*[.A15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4]*[.A15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5]*[.A15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6]*[.A15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7]*[.A15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8]*[.A15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49]*[.A15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0]*[.A15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1]*[.A15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2]*[.A15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3]*[.A15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4]*[.A15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5]*[.A15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6]*[.A15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7]*[.A15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8]*[.A15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59]*[.A15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0]*[.A15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1]*[.A15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2]*[.A15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3]*[.A15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4]*[.A15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5]*[.A15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6]*[.A15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7]*[.A15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8]*[.A15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69]*[.A15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0]*[.A15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1]*[.A15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2]*[.A15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3]*[.A15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4]*[.A15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5]*[.A15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6]*[.A15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7]*[.A15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8]*[.A15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79]*[.A15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0]*[.A15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1]*[.A15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2]*[.A15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3]*[.A15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4]*[.A15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5]*[.A15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6]*[.A15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7]*[.A15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8]*[.A15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89]*[.A15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0]*[.A15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1]*[.A15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2]*[.A15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3]*[.A15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4]*[.A15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5]*[.A15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6]*[.A15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7]*[.A15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8]*[.A15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599]*[.A15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0]*[.A16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1]*[.A16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2]*[.A16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3]*[.A16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4]*[.A16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5]*[.A16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6]*[.A16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7]*[.A16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8]*[.A16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09]*[.A16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0]*[.A16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1]*[.A16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2]*[.A16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3]*[.A16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4]*[.A16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5]*[.A16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6]*[.A16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7]*[.A16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8]*[.A16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19]*[.A16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0]*[.A16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1]*[.A16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2]*[.A16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3]*[.A16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4]*[.A16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5]*[.A16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6]*[.A16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7]*[.A16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8]*[.A16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29]*[.A16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0]*[.A16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1]*[.A16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2]*[.A16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3]*[.A16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4]*[.A16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5]*[.A16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6]*[.A16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7]*[.A16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8]*[.A16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39]*[.A16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0]*[.A16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1]*[.A16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2]*[.A16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3]*[.A16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4]*[.A16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5]*[.A16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6]*[.A16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7]*[.A16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8]*[.A16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49]*[.A16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0]*[.A16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1]*[.A16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2]*[.A16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3]*[.A16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4]*[.A16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5]*[.A16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6]*[.A16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7]*[.A16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8]*[.A16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59]*[.A16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0]*[.A16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1]*[.A16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2]*[.A16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3]*[.A16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4]*[.A16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5]*[.A16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6]*[.A16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7]*[.A16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8]*[.A16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69]*[.A16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0]*[.A16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1]*[.A16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2]*[.A16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3]*[.A16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4]*[.A16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5]*[.A16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6]*[.A16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7]*[.A16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8]*[.A16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79]*[.A16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0]*[.A16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1]*[.A16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2]*[.A16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3]*[.A16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4]*[.A16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5]*[.A16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6]*[.A16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7]*[.A16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8]*[.A16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89]*[.A16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0]*[.A16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1]*[.A16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2]*[.A16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3]*[.A16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4]*[.A16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5]*[.A16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6]*[.A16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7]*[.A16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8]*[.A16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699]*[.A16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0]*[.A17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1]*[.A17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2]*[.A17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3]*[.A17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4]*[.A17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5]*[.A17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6]*[.A17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7]*[.A17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8]*[.A17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09]*[.A17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0]*[.A17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1]*[.A17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2]*[.A17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3]*[.A17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4]*[.A17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5]*[.A17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6]*[.A17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7]*[.A17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8]*[.A17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19]*[.A17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0]*[.A17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1]*[.A17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2]*[.A17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3]*[.A17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4]*[.A17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5]*[.A17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6]*[.A17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7]*[.A17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8]*[.A17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29]*[.A17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0]*[.A17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1]*[.A17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2]*[.A17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3]*[.A17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4]*[.A17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5]*[.A17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6]*[.A17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7]*[.A17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8]*[.A17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39]*[.A17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0]*[.A17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1]*[.A17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2]*[.A17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3]*[.A17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4]*[.A17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5]*[.A17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6]*[.A17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7]*[.A17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8]*[.A17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49]*[.A17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0]*[.A17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1]*[.A17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2]*[.A17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3]*[.A17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4]*[.A17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5]*[.A17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6]*[.A17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7]*[.A17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8]*[.A17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59]*[.A17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0]*[.A17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1]*[.A17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2]*[.A17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3]*[.A17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4]*[.A17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5]*[.A17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6]*[.A17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7]*[.A17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8]*[.A17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69]*[.A17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0]*[.A17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1]*[.A17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2]*[.A17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3]*[.A17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4]*[.A17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5]*[.A17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6]*[.A17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7]*[.A17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8]*[.A17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79]*[.A17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0]*[.A17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1]*[.A17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2]*[.A17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3]*[.A17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4]*[.A17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5]*[.A17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6]*[.A17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7]*[.A17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8]*[.A17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89]*[.A17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0]*[.A17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1]*[.A17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2]*[.A17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3]*[.A17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4]*[.A17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5]*[.A17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6]*[.A17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7]*[.A17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8]*[.A17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799]*[.A17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0]*[.A18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1]*[.A18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2]*[.A18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3]*[.A18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4]*[.A18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5]*[.A18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6]*[.A18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7]*[.A18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8]*[.A18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09]*[.A18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0]*[.A18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1]*[.A18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2]*[.A18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3]*[.A18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4]*[.A18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5]*[.A18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6]*[.A18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7]*[.A18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8]*[.A18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19]*[.A18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0]*[.A18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1]*[.A18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2]*[.A18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3]*[.A18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4]*[.A18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5]*[.A18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6]*[.A18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7]*[.A18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8]*[.A18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29]*[.A18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0]*[.A18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1]*[.A18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2]*[.A18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3]*[.A18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4]*[.A18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5]*[.A18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6]*[.A18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7]*[.A18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8]*[.A18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39]*[.A18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0]*[.A18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1]*[.A18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2]*[.A18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3]*[.A18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4]*[.A18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5]*[.A18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6]*[.A18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7]*[.A18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8]*[.A18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49]*[.A18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0]*[.A18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1]*[.A18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2]*[.A18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3]*[.A18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4]*[.A18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5]*[.A18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6]*[.A18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7]*[.A18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8]*[.A18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59]*[.A18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0]*[.A18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1]*[.A18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2]*[.A18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3]*[.A18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4]*[.A18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5]*[.A18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6]*[.A18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7]*[.A18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8]*[.A18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69]*[.A18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0]*[.A18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1]*[.A18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2]*[.A18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3]*[.A18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4]*[.A18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5]*[.A18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6]*[.A18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7]*[.A18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8]*[.A18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79]*[.A18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0]*[.A18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1]*[.A18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2]*[.A18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3]*[.A18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4]*[.A18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5]*[.A18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6]*[.A18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7]*[.A18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8]*[.A18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89]*[.A18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0]*[.A18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1]*[.A18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2]*[.A18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3]*[.A18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4]*[.A18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5]*[.A18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6]*[.A18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7]*[.A18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8]*[.A18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899]*[.A18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0]*[.A19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1]*[.A19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2]*[.A19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3]*[.A19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4]*[.A19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5]*[.A19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6]*[.A19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7]*[.A19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8]*[.A19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09]*[.A19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0]*[.A19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1]*[.A19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2]*[.A19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3]*[.A19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4]*[.A19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5]*[.A19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6]*[.A19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7]*[.A19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8]*[.A19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19]*[.A19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0]*[.A19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1]*[.A19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2]*[.A19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3]*[.A19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4]*[.A19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5]*[.A19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6]*[.A19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7]*[.A19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8]*[.A19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29]*[.A19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0]*[.A19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1]*[.A19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2]*[.A19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3]*[.A19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4]*[.A19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5]*[.A19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6]*[.A19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7]*[.A19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8]*[.A19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39]*[.A19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0]*[.A19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1]*[.A19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2]*[.A19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3]*[.A19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4]*[.A19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5]*[.A19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6]*[.A19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7]*[.A19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8]*[.A19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49]*[.A19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0]*[.A19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1]*[.A19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2]*[.A19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3]*[.A19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4]*[.A19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5]*[.A19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6]*[.A19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7]*[.A19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8]*[.A19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59]*[.A19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0]*[.A19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1]*[.A19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2]*[.A19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3]*[.A19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4]*[.A19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5]*[.A19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6]*[.A19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7]*[.A19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8]*[.A19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69]*[.A19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0]*[.A19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1]*[.A19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2]*[.A19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3]*[.A19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4]*[.A19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5]*[.A19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6]*[.A19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7]*[.A19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8]*[.A19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79]*[.A19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0]*[.A19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1]*[.A19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2]*[.A19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3]*[.A19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4]*[.A19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5]*[.A19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6]*[.A19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7]*[.A19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8]*[.A19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89]*[.A19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0]*[.A19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1]*[.A19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2]*[.A19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3]*[.A19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4]*[.A19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5]*[.A19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6]*[.A19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7]*[.A19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8]*[.A19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1999]*[.A19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0]*[.A20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1]*[.A20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2]*[.A20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3]*[.A20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4]*[.A20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5]*[.A20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6]*[.A20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7]*[.A20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8]*[.A20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09]*[.A20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0]*[.A20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1]*[.A20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2]*[.A20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3]*[.A20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4]*[.A20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5]*[.A20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6]*[.A20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7]*[.A20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8]*[.A20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19]*[.A20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0]*[.A20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1]*[.A20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2]*[.A20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3]*[.A20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4]*[.A20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5]*[.A20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6]*[.A20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7]*[.A20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8]*[.A20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29]*[.A20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0]*[.A20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1]*[.A20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2]*[.A20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3]*[.A20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4]*[.A20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5]*[.A203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6]*[.A203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7]*[.A203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8]*[.A203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39]*[.A203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0]*[.A204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1]*[.A204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2]*[.A204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3]*[.A204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4]*[.A204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5]*[.A204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6]*[.A204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7]*[.A204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8]*[.A204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49]*[.A204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0]*[.A205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1]*[.A205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2]*[.A205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3]*[.A205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4]*[.A205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5]*[.A205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6]*[.A205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7]*[.A205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8]*[.A205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59]*[.A205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0]*[.A206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1]*[.A206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2]*[.A206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3]*[.A206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4]*[.A206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5]*[.A206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6]*[.A206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7]*[.A206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8]*[.A206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69]*[.A206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0]*[.A207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1]*[.A207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2]*[.A207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3]*[.A207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4]*[.A207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5]*[.A207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6]*[.A207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7]*[.A207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8]*[.A207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79]*[.A207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0]*[.A208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1]*[.A208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2]*[.A208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3]*[.A208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4]*[.A208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5]*[.A208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6]*[.A208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7]*[.A208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8]*[.A208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89]*[.A208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0]*[.A209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1]*[.A209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2]*[.A209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3]*[.A209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4]*[.A209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5]*[.A209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6]*[.A209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7]*[.A209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8]*[.A209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099]*[.A209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0]*[.A210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1]*[.A210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2]*[.A210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3]*[.A210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4]*[.A210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5]*[.A210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6]*[.A210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7]*[.A210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8]*[.A210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09]*[.A210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0]*[.A211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1]*[.A211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2]*[.A211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3]*[.A211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4]*[.A211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5]*[.A211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6]*[.A211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7]*[.A211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8]*[.A211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19]*[.A211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0]*[.A212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1]*[.A212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2]*[.A212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3]*[.A212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4]*[.A212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5]*[.A2125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6]*[.A2126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7]*[.A2127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8]*[.A2128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29]*[.A2129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0]*[.A2130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1]*[.A2131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2]*[.A2132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3]*[.A2133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4]*[.A2134]" office:value-type="float" office:value="0">
            <text:p>0</text:p>
          </table:table-cell>
          <table:table-cell table:number-columns-repeated="250"/>
        </table:table-row>
        <table:table-row table:style-name="ro2">
          <table:table-cell/>
          <table:table-cell table:number-columns-repeated="3"/>
          <table:table-cell/>
          <table:table-cell table:formula="oooc:=[.E2135]*[.A2135]" office:value-type="float" office:value="0">
            <text:p>0</text:p>
          </table:table-cell>
          <table:table-cell table:number-columns-repeated="250"/>
        </table:table-row>
        <table:table-row table:style-name="ro2" table:number-rows-repeated="6340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2">2008-10-12</text:date>, <text:time>18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ke Hedman</meta:initial-creator>
    <meta:creation-date>2008-10-05T21:06:25</meta:creation-date>
    <dc:creator>Ake Hedman</dc:creator>
    <dc:date>2008-10-12T18:32:55</dc:date>
    <meta:printed-by>Ake Hedman</meta:printed-by>
    <meta:print-date>2008-10-12T18:29:58</meta:print-date>
    <meta:editing-cycles>99</meta:editing-cycles>
    <meta:editing-duration>PT19H55M51S</meta:editing-duration>
    <meta:user-defined meta:name="Info 1"/>
    <meta:user-defined meta:name="Info 2"/>
    <meta:user-defined meta:name="Info 3"/>
    <meta:user-defined meta:name="Info 4"/>
    <meta:document-statistic meta:table-count="3" meta:cell-count="6700"/>
  </office:meta>
</office:document-meta>
</file>